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style-name="ce3"/>
          <table:table-cell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style-name="ce5"/>
          <table:table-cell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4">
          <table:table-cell table:number-columns-repeated="16384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3T09:58:51Z</dc:date>
    <meta:print-date>2019-09-07T15:24:34Z</meta:print-date>
    <meta:editing-cycles>119</meta:editing-cycles>
    <meta:editing-duration>PT0S</meta:editing-duration>
  </office:meta>
</office:document-meta>
</file>